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1pt" style:font-size-asian="11pt" style:font-size-complex="11pt"/>
    </style:style>
    <style:style style:name="T1" style:family="text">
      <style:text-properties style:text-position="super 58%"/>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erialization of LoggingEvent</text:h>
      <text:p text:style-name="P2"/>
      <text:p text:style-name="P2">Author: Sébastien Pennec</text:p>
      <text:p text:style-name="Standard"/>
      <text:p text:style-name="P3">Wednesday, 6<text:span text:style-name="T1">th</text:span> of September 2006.</text:p>
      <text:p text:style-name="Standard"/>
      <text:p text:style-name="Standard">This document is a reminder of a design discussion that Ceki and I had.</text:p>
      <text:p text:style-name="Standard"/>
      <text:p text:style-name="Standard">How to send the right amount of information when a LoggingEvent is serialized? When such an object is serialized, not all of its members are serialized, mainly for performance reasons.</text:p>
      <text:p text:style-name="Standard">Off its attributes, the Logger and LoggerContext objects are the ones we observe more precisely in this discussion.</text:p>
      <text:p text:style-name="Standard">The logger needs its name and context be sent so that the remote logging can be done successfully.</text:p>
      <text:p text:style-name="Standard">In the LoggerContext, a Map of properties has to be sent, too.</text:p>
      <text:p text:style-name="Standard"/>
      <text:p text:style-name="Standard">The properties of the context, as well as those of the MDC, if any, must be passed and made available on the server. They are access via a Converter class that checks the availability of the wanted property in the context map and in the MDC map.</text:p>
      <text:p text:style-name="Standard"/>
      <text:p text:style-name="Standard">When serializing an object, two methods can be overridden, so that we can personalize the serialization procedure. These methods (writeObject and readObject) allow us to pass only the needed information to the server.</text:p>
      <text:p text:style-name="Standard"/>
      <text:p text:style-name="Standard">The Logger and LoggerContext must be refactored in a similar way. We create an interface called LoggerSerializedView that is implemented by two classes: Logger and LoggerSer. The LoggerSer class contains only the information that will be serialized.</text:p>
      <text:p text:style-name="Standard"/>
      <text:p text:style-name="Standard">In the LoggingEvent, we replace the type of the logger variable from Logger to LoggerSerializedView. We can then use it as a placeholder for both subclasses. At creation time, the LoggingEvent receives a Logger.</text:p>
      <text:p text:style-name="Standard">When in the writeObject method, we replace the Logger assigned to the logger variable with a LoggerSer instance. This instance is read at deserialization time and assigned to the logger variable.</text:p>
      <text:p text:style-name="Standard"/>
      <text:p text:style-name="Standard">Another way of doing things is by having two attributes in the LoggingEvent class. One is a Logger variable and the other is a LoggerSer variable. <text:s/>The Logger variable is transient, while the LoggerSer attribute is serialized. This prevents us the cost of creating a LoggerSer object each time the LoggingEvent is serialized. This also would allow the LoggerView interface not to have a getLoggerSer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Sébastien Pennec</meta:initial-creator>
    <meta:creation-date>2006-09-05T20:56:02</meta:creation-date>
    <dc:creator>Sébastien Pennec</dc:creator>
    <dc:date>2006-09-06T15:00:05</dc:date>
    <dc:language>en-US</dc:language>
    <meta:editing-cycles>17</meta:editing-cycles>
    <meta:editing-duration>PT5H49M30S</meta:editing-duration>
    <meta:user-defined meta:name="Info 1"/>
    <meta:user-defined meta:name="Info 2"/>
    <meta:user-defined meta:name="Info 3"/>
    <meta:user-defined meta:name="Info 4"/>
    <meta:document-statistic meta:table-count="0" meta:image-count="0" meta:object-count="0" meta:page-count="1" meta:paragraph-count="14" meta:word-count="351" meta:character-count="2140"/>
  </office:meta>
</office:document-meta>
</file>